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06cm" draw:marker-start-width="0.359cm" draw:marker-end-width="0.359cm" draw:fill="solid" draw:textarea-vertical-align="middle" fo:padding-top="0.178cm" fo:padding-bottom="0.178cm" fo:padding-left="0.303cm" fo:padding-right="0.303cm"/>
    </style:style>
    <style:style style:name="gr2" style:family="graphic" style:parent-style-name="standard">
      <style:graphic-properties draw:stroke="none" svg:stroke-color="#000000" draw:fill="none" draw:fill-color="#ffffff" fo:min-height="2.034cm"/>
      <style:paragraph-properties style:writing-mode="lr-tb"/>
    </style:style>
    <style:style style:name="gr3" style:family="graphic" style:parent-style-name="standard">
      <style:graphic-properties svg:stroke-opacity="0%" draw:fill="solid" draw:fill-color="#6495ed" draw:opacity="70%" draw:textarea-vertical-align="middle" draw:auto-grow-height="false" fo:min-height="6.979cm" fo:min-width="6.73cm"/>
    </style:style>
    <style:style style:name="gr4" style:family="graphic" style:parent-style-name="standard">
      <style:graphic-properties svg:stroke-opacity="0%" draw:opacity="70%" draw:textarea-vertical-align="middle" draw:auto-grow-height="false" fo:min-height="7.443cm" fo:min-width="6.872cm"/>
    </style:style>
    <style:style style:name="gr5" style:family="graphic" style:parent-style-name="standard">
      <style:graphic-properties draw:stroke="none" svg:stroke-color="#000000" draw:fill="none" draw:fill-color="#ffffff" fo:min-height="2.035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3" style:family="paragraph">
      <loext:graphic-properties draw:fill="solid" draw:fill-color="#6495ed" draw:opacity="70%"/>
      <style:paragraph-properties fo:text-align="center"/>
    </style:style>
    <style:style style:name="P4" style:family="paragraph">
      <loext:graphic-properties draw:opacity="70%"/>
      <style:paragraph-properties fo:text-align="center"/>
    </style:style>
    <style:style style:name="T1" style:family="text">
      <style:text-properties fo:color="#3465a4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0.134cm" svg:y1="7.364cm" svg:x2="10.134cm" svg:y2="22.014cm">
          <text:p/>
        </draw:line>
        <draw:line draw:style-name="gr1" draw:text-style-name="P1" draw:layer="layout" svg:x1="1.573cm" svg:y1="14.784cm" svg:x2="18.886cm" svg:y2="14.784cm">
          <text:p/>
        </draw:line>
        <draw:frame draw:style-name="gr2" draw:text-style-name="P2" draw:layer="layout" svg:width="4.184cm" svg:height="2.284cm" svg:x="10.563cm" svg:y="7.212cm">
          <draw:text-box>
            <text:p><text:span text:style-name="T1">90°</text:span></text:p>
          </draw:text-box>
        </draw:frame>
        <draw:frame draw:style-name="gr2" draw:text-style-name="P2" draw:layer="layout" svg:width="4.186cm" svg:height="2.284cm" svg:x="10.515cm" svg:y="20.595cm">
          <draw:text-box>
            <text:p><text:span text:style-name="T1">270°</text:span></text:p>
          </draw:text-box>
        </draw:frame>
        <draw:custom-shape draw:style-name="gr3" draw:text-style-name="P3" draw:layer="layout" svg:width="7.23cm" svg:height="7.229cm" draw:transform="skewX (0.000174532925199433) rotate (-1.56468767441292) translate (13.725cm 11.147cm)">
          <text:p/>
          <draw:enhanced-geometry draw:glue-point-type="segments" draw:type="mso-spt100" draw:modifiers="-90 60.6214671127566" draw:enhanced-path="V 0 0 21600 21600 ?f5 ?f7 ?f1 ?f3 L 10800 10800 Z N">
            <draw:equation draw:name="f0" draw:formula="10800*cos($0 *(pi/180))"/>
            <draw:equation draw:name="f1" draw:formula="?f0 +10800"/>
            <draw:equation draw:name="f2" draw:formula="10800*sin($0 *(pi/180))"/>
            <draw:equation draw:name="f3" draw:formula="?f2 +10800"/>
            <draw:equation draw:name="f4" draw:formula="10800*cos($1 *(pi/180))"/>
            <draw:equation draw:name="f5" draw:formula="?f4 +10800"/>
            <draw:equation draw:name="f6" draw:formula="10800*sin($1 *(pi/180))"/>
            <draw:equation draw:name="f7" draw:formula="?f6 +10800"/>
            <draw:handle draw:handle-position="10800 $0" draw:handle-polar="10800 10800" draw:handle-radius-range-minimum="10800" draw:handle-radius-range-maximum="10800"/>
            <draw:handle draw:handle-position="10800 $1" draw:handle-polar="10800 10800" draw:handle-radius-range-minimum="10800" draw:handle-radius-range-maximum="10800"/>
          </draw:enhanced-geometry>
        </draw:custom-shape>
        <draw:custom-shape draw:style-name="gr4" draw:text-style-name="P4" draw:layer="layout" svg:width="7.371cm" svg:height="7.692cm" draw:transform="skewX (-0.0635299847725936) rotate (0.149923782746313) translate (9.218cm 10.531cm)">
          <text:p/>
          <draw:enhanced-geometry svg:viewBox="0 0 21600 21600" draw:mirror-horizontal="true" draw:text-areas="0 0 21600 21600" draw:type="circular-arrow" draw:modifiers="-174.444132915694 -85.8516310494777 9103.42189985492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4.184cm" svg:height="2.284cm" svg:x="1.519cm" svg:y="15.149cm">
          <draw:text-box>
            <text:p><text:span text:style-name="T1">180°</text:span></text:p>
          </draw:text-box>
        </draw:frame>
        <draw:frame draw:style-name="gr5" draw:text-style-name="P2" draw:layer="layout" svg:width="1.994cm" svg:height="2.285cm" svg:x="17.721cm" svg:y="14.854cm">
          <draw:text-box>
            <text:p><text:span text:style-name="T1">0°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03T08:39:56.454637511</meta:creation-date>
    <dc:date>2021-06-15T11:02:42.904927711</dc:date>
    <meta:editing-duration>PT17M57S</meta:editing-duration>
    <meta:editing-cycles>8</meta:editing-cycles>
    <meta:generator>LibreOffice/6.4.7.2$Linux_X86_64 LibreOffice_project/40$Build-2</meta:generator>
    <meta:document-statistic meta:object-count="8"/>
  </office:meta>
</office:document-meta>
</file>